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6.8.1-1-default</text:p>
          </table:table-cell>
          <table:table-cell table:number-columns-repeated="2"/>
          <table:table-cell office:value-type="string" calcext:value-type="string">
            <text:p>6.8.1-1-echo+</text:p>
          </table:table-cell>
          <table:table-cell/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float" office:value="6739.473" calcext:value-type="float">
            <text:p>6739.473</text:p>
          </table:table-cell>
          <table:table-cell/>
          <table:table-cell office:value-type="float" office:value="32612" calcext:value-type="float">
            <text:p>32612</text:p>
          </table:table-cell>
          <table:table-cell office:value-type="float" office:value="6522.343" calcext:value-type="float">
            <text:p>6522.343</text:p>
          </table:table-cell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float" office:value="6006.548" calcext:value-type="float">
            <text:p>6006.548</text:p>
          </table:table-cell>
          <table:table-cell/>
          <table:table-cell office:value-type="float" office:value="30723" calcext:value-type="float">
            <text:p>30723</text:p>
          </table:table-cell>
          <table:table-cell office:value-type="float" office:value="6144.449" calcext:value-type="float">
            <text:p>6144.449</text:p>
          </table:table-cell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5570.361" calcext:value-type="float">
            <text:p>5570.361</text:p>
          </table:table-cell>
          <table:table-cell/>
          <table:table-cell office:value-type="float" office:value="27665" calcext:value-type="float">
            <text:p>27665</text:p>
          </table:table-cell>
          <table:table-cell office:value-type="float" office:value="5532.961" calcext:value-type="float">
            <text:p>5532.961</text:p>
          </table:table-cell>
        </table:table-row>
        <table:table-row table:style-name="ro1">
          <table:table-cell office:value-type="float" office:value="27826" calcext:value-type="float">
            <text:p>27826</text:p>
          </table:table-cell>
          <table:table-cell office:value-type="float" office:value="5565.194" calcext:value-type="float">
            <text:p>5565.194</text:p>
          </table:table-cell>
          <table:table-cell/>
          <table:table-cell office:value-type="float" office:value="28473" calcext:value-type="float">
            <text:p>28473</text:p>
          </table:table-cell>
          <table:table-cell office:value-type="float" office:value="5694.523" calcext:value-type="float">
            <text:p>5694.523</text:p>
          </table:table-cell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float" office:value="4849.124" calcext:value-type="float">
            <text:p>4849.124</text:p>
          </table:table-cell>
          <table:table-cell/>
          <table:table-cell office:value-type="float" office:value="24343" calcext:value-type="float">
            <text:p>24343</text:p>
          </table:table-cell>
          <table:table-cell office:value-type="float" office:value="4868.36" calcext:value-type="float">
            <text:p>4868.36</text:p>
          </table:table-cell>
        </table:table-row>
        <table:table-row table:style-name="ro1">
          <table:table-cell office:value-type="float" office:value="23677" calcext:value-type="float">
            <text:p>23677</text:p>
          </table:table-cell>
          <table:table-cell office:value-type="float" office:value="4735.234" calcext:value-type="float">
            <text:p>4735.234</text:p>
          </table:table-cell>
          <table:table-cell/>
          <table:table-cell office:value-type="float" office:value="23944" calcext:value-type="float">
            <text:p>23944</text:p>
          </table:table-cell>
          <table:table-cell office:value-type="float" office:value="4788.725" calcext:value-type="float">
            <text:p>4788.725</text:p>
          </table:table-cell>
        </table:table-row>
        <table:table-row table:style-name="ro1">
          <table:table-cell office:value-type="float" office:value="24203" calcext:value-type="float">
            <text:p>24203</text:p>
          </table:table-cell>
          <table:table-cell office:value-type="float" office:value="4840.423" calcext:value-type="float">
            <text:p>4840.423</text:p>
          </table:table-cell>
          <table:table-cell/>
          <table:table-cell office:value-type="float" office:value="23152" calcext:value-type="float">
            <text:p>23152</text:p>
          </table:table-cell>
          <table:table-cell office:value-type="float" office:value="4630.364" calcext:value-type="float">
            <text:p>4630.364</text:p>
          </table:table-cell>
        </table:table-row>
        <table:table-row table:style-name="ro1">
          <table:table-cell office:value-type="float" office:value="23080" calcext:value-type="float">
            <text:p>23080</text:p>
          </table:table-cell>
          <table:table-cell office:value-type="float" office:value="4615.882" calcext:value-type="float">
            <text:p>4615.882</text:p>
          </table:table-cell>
          <table:table-cell/>
          <table:table-cell office:value-type="float" office:value="25182" calcext:value-type="float">
            <text:p>25182</text:p>
          </table:table-cell>
          <table:table-cell office:value-type="float" office:value="5036.398" calcext:value-type="float">
            <text:p>5036.398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4817.988" calcext:value-type="float">
            <text:p>4817.988</text:p>
          </table:table-cell>
          <table:table-cell/>
          <table:table-cell office:value-type="float" office:value="24209" calcext:value-type="float">
            <text:p>24209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23575" calcext:value-type="float">
            <text:p>23575</text:p>
          </table:table-cell>
          <table:table-cell office:value-type="float" office:value="4714.96" calcext:value-type="float">
            <text:p>4714.96</text:p>
          </table:table-cell>
          <table:table-cell/>
          <table:table-cell office:value-type="float" office:value="23086" calcext:value-type="float">
            <text:p>23086</text:p>
          </table:table-cell>
          <table:table-cell office:value-type="float" office:value="4617.173" calcext:value-type="float">
            <text:p>4617.173</text:p>
          </table:table-cell>
        </table:table-row>
        <table:table-row table:style-name="ro1">
          <table:table-cell office:value-type="float" office:value="24044" calcext:value-type="float">
            <text:p>24044</text:p>
          </table:table-cell>
          <table:table-cell office:value-type="float" office:value="4808.692" calcext:value-type="float">
            <text:p>4808.692</text:p>
          </table:table-cell>
          <table:table-cell/>
          <table:table-cell office:value-type="float" office:value="24742" calcext:value-type="float">
            <text:p>24742</text:p>
          </table:table-cell>
          <table:table-cell office:value-type="float" office:value="4948.378" calcext:value-type="float">
            <text:p>4948.378</text:p>
          </table:table-cell>
        </table:table-row>
        <table:table-row table:style-name="ro1">
          <table:table-cell office:value-type="float" office:value="23958" calcext:value-type="float">
            <text:p>23958</text:p>
          </table:table-cell>
          <table:table-cell office:value-type="float" office:value="4791.444" calcext:value-type="float">
            <text:p>4791.444</text:p>
          </table:table-cell>
          <table:table-cell/>
          <table:table-cell office:value-type="float" office:value="24124" calcext:value-type="float">
            <text:p>24124</text:p>
          </table:table-cell>
          <table:table-cell office:value-type="float" office:value="4824.606" calcext:value-type="float">
            <text:p>4824.606</text:p>
          </table:table-cell>
        </table:table-row>
        <table:table-row table:style-name="ro1">
          <table:table-cell office:value-type="float" office:value="24687" calcext:value-type="float">
            <text:p>24687</text:p>
          </table:table-cell>
          <table:table-cell office:value-type="float" office:value="4937.211" calcext:value-type="float">
            <text:p>4937.211</text:p>
          </table:table-cell>
          <table:table-cell/>
          <table:table-cell office:value-type="float" office:value="23856" calcext:value-type="float">
            <text:p>23856</text:p>
          </table:table-cell>
          <table:table-cell office:value-type="float" office:value="4771.066" calcext:value-type="float">
            <text:p>4771.066</text:p>
          </table:table-cell>
        </table:table-row>
        <table:table-row table:style-name="ro1">
          <table:table-cell office:value-type="float" office:value="25089" calcext:value-type="float">
            <text:p>25089</text:p>
          </table:table-cell>
          <table:table-cell office:value-type="float" office:value="5017.731" calcext:value-type="float">
            <text:p>5017.731</text:p>
          </table:table-cell>
          <table:table-cell/>
          <table:table-cell office:value-type="float" office:value="24531" calcext:value-type="float">
            <text:p>24531</text:p>
          </table:table-cell>
          <table:table-cell office:value-type="float" office:value="4906.025" calcext:value-type="float">
            <text:p>4906.025</text:p>
          </table:table-cell>
        </table:table-row>
        <table:table-row table:style-name="ro1">
          <table:table-cell office:value-type="float" office:value="24766" calcext:value-type="float">
            <text:p>24766</text:p>
          </table:table-cell>
          <table:table-cell office:value-type="float" office:value="4953.104" calcext:value-type="float">
            <text:p>4953.104</text:p>
          </table:table-cell>
          <table:table-cell/>
          <table:table-cell office:value-type="float" office:value="24830" calcext:value-type="float">
            <text:p>24830</text:p>
          </table:table-cell>
          <table:table-cell office:value-type="float" office:value="4965.865" calcext:value-type="float">
            <text:p>4965.86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AVERAGE([.A2:.A16])" office:value-type="float" office:value="25654.9333333333" calcext:value-type="float">
            <text:p>25654.9333333333</text:p>
          </table:table-cell>
          <table:table-cell table:formula="of:=AVERAGE([.B2:.B16])" office:value-type="float" office:value="5130.89126666667" calcext:value-type="float">
            <text:p>5130.89126666667</text:p>
          </table:table-cell>
          <table:table-cell/>
          <table:table-cell table:formula="of:=AVERAGE([.D2:.D16])" office:value-type="float" office:value="25698.1333333333" calcext:value-type="float">
            <text:p>25698.1333333333</text:p>
          </table:table-cell>
          <table:table-cell table:formula="of:=AVERAGE([.E2:.E16])" office:value-type="float" office:value="5139.34906666667" calcext:value-type="float">
            <text:p>5139.3490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7:26:12.488443989</meta:creation-date>
    <dc:date>2024-03-28T17:29:30.517412838</dc:date>
    <meta:editing-duration>PT3M17S</meta:editing-duration>
    <meta:editing-cycles>3</meta:editing-cycles>
    <meta:generator>LibreOffice/24.2.1.2$Linux_X86_64 LibreOffice_project/420$Build-2</meta:generator>
    <meta:document-statistic meta:table-count="1" meta:cell-count="66" meta:object-count="0"/>
  </office:meta>
</office:document-meta>
</file>